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9039" officeooo:paragraph-rsid="00029039"/>
    </style:style>
    <style:style style:name="P2" style:family="paragraph" style:parent-style-name="Standard">
      <style:text-properties officeooo:rsid="00029039" officeooo:paragraph-rsid="000daad5"/>
    </style:style>
    <style:style style:name="P3" style:family="paragraph" style:parent-style-name="Standard">
      <style:text-properties officeooo:rsid="0003f7be" officeooo:paragraph-rsid="0003f7be"/>
    </style:style>
    <style:style style:name="P4" style:family="paragraph" style:parent-style-name="Standard">
      <style:text-properties officeooo:rsid="000587c8" officeooo:paragraph-rsid="000587c8"/>
    </style:style>
    <style:style style:name="P5" style:family="paragraph" style:parent-style-name="Standard">
      <style:text-properties officeooo:rsid="000739d3" officeooo:paragraph-rsid="000739d3"/>
    </style:style>
    <style:style style:name="P6" style:family="paragraph" style:parent-style-name="Standard">
      <style:text-properties officeooo:rsid="000e1fc3" officeooo:paragraph-rsid="000e1fc3"/>
    </style:style>
    <style:style style:name="T1" style:family="text">
      <style:text-properties officeooo:rsid="0003f7be"/>
    </style:style>
    <style:style style:name="T2" style:family="text">
      <style:text-properties officeooo:rsid="000587c8"/>
    </style:style>
    <style:style style:name="T3" style:family="text">
      <style:text-properties officeooo:rsid="000739d3"/>
    </style:style>
    <style:style style:name="T4" style:family="text">
      <style:text-properties officeooo:rsid="0008fdc7"/>
    </style:style>
    <style:style style:name="T5" style:family="text">
      <style:text-properties officeooo:rsid="000c257c"/>
    </style:style>
    <style:style style:name="T6" style:family="text">
      <style:text-properties officeooo:rsid="000daad5"/>
    </style:style>
    <style:style style:name="T7" style:family="text">
      <style:text-properties officeooo:rsid="000dbbb3"/>
    </style:style>
    <style:style style:name="T8" style:family="text">
      <style:text-properties officeooo:rsid="000e1fc3"/>
    </style:style>
    <style:style style:name="T9" style:family="text">
      <style:text-properties officeooo:rsid="000e4e7e"/>
    </style:style>
    <style:style style:name="T10" style:family="text">
      <style:text-properties officeooo:rsid="000fd8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Madame, Monsieur, </text:p>
      <text:p text:style-name="P6"/>
      <text:p text:style-name="P1">Je me permets de vous présenter ma candidature.</text:p>
      <text:p text:style-name="P1"/>
      <text:p text:style-name="P2">Actuellement <text:span text:style-name="T10">c</text:span>onseillère de vente en grande surface de br<text:span text:style-name="T5">i</text:span>colage, j<text:span text:style-name="T8">e suis en charge du</text:span> <text:span text:style-name="T6">rayon </text:span>décoration <text:span text:style-name="T6">et interviens sur le secteur </text:span>luminaire -<text:span text:style-name="T5"> </text:span>peinture. </text:p>
      <text:p text:style-name="P1">Mes responsabilitées consistent à gérer les fournisseurs et leur<text:span text:style-name="T8">s</text:span> stocks. <text:span text:style-name="T1">Ce rayon doit sans cesse être renouvelé, et je dois donc être réactive aux modes et tendances.</text:span></text:p>
      <text:p text:style-name="P3">La ma<text:span text:style-name="T8">j</text:span>eure partie de mon temps est consacré<text:span text:style-name="T8">e</text:span> aux clients, pour les conseiller et répondre au mieux <text:s/>à leurs <text:s/>attentes.</text:p>
      <text:p text:style-name="P3"/>
      <text:p text:style-name="P3">J’ai aussi une exp<text:span text:style-name="T8">é</text:span>rience significative de plusieurs années dans la cr<text:span text:style-name="T8">é</text:span>ation graphique, avec une bonne connaissance <text:span text:style-name="T4">des outils informatiques . Ce poste me demandait d’anal</text:span>yser les demandes des clients <text:s/><text:span text:style-name="T2">pour <text:s/>leur proposer des maquettes correspondant au mieux à leurs attentes. Je devais par la suite les conseiller et les guider dans leur choix.</text:span></text:p>
      <text:p text:style-name="P3"/>
      <text:p text:style-name="P4">A travers cette experience, j’ai d<text:span text:style-name="T8">û</text:span> démont<text:span text:style-name="T8">r</text:span>er de la rigueur dans mon travail et développer un sens de l’<text:span text:style-name="T8">é</text:span>coute et de la communication au sein d’une équipe.</text:p>
      <text:p text:style-name="P4"/>
      <text:p text:style-name="P4"><text:s/><text:span text:style-name="T3">Ces qualités relationnelles m’aideront à m’intégrer rapidemment au sein d’une nouvelle équipe, dans un nouvel envionnement.</text:span></text:p>
      <text:p text:style-name="P5"/>
      <text:p text:style-name="P5">Dans l’attente <text:span text:style-name="T9">de vous rencontrer, veuillez agréer, Madame, Monsieur, mes sincères salutation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2T06:37:04.561627291</meta:creation-date>
    <dc:date>2018-09-12T12:01:39.760110901</dc:date>
    <meta:editing-duration>PT44M4S</meta:editing-duration>
    <meta:editing-cycles>12</meta:editing-cycles>
    <meta:generator>LibreOffice/5.1.6.2$Linux_X86_64 LibreOffice_project/10m0$Build-2</meta:generator>
    <meta:print-date>2018-09-12T11:30:41.577686861</meta:print-date>
    <meta:document-statistic meta:table-count="0" meta:image-count="0" meta:object-count="0" meta:page-count="1" meta:paragraph-count="9" meta:word-count="189" meta:character-count="1225" meta:non-whitespace-character-count="1038"/>
  </office:meta>
</office:document-meta>
</file>